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0927a" officeooo:paragraph-rsid="0000927a"/>
    </style:style>
    <style:style style:name="P2" style:family="paragraph" style:parent-style-name="Text_20_body">
      <style:paragraph-properties fo:text-align="start" style:justify-single-word="false"/>
      <style:text-properties officeooo:rsid="0000927a" officeooo:paragraph-rsid="0000927a"/>
    </style:style>
    <style:style style:name="P3" style:family="paragraph" style:parent-style-name="Title">
      <style:text-properties officeooo:rsid="0000927a" officeooo:paragraph-rsid="000092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hort Stories</text:p>
      <text:p text:style-name="P1">Humorous – Hopeful – Tragic – Scary – Adventurous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2-03-06T18:11:22.907000000</dc:date>
    <meta:editing-duration>PT1H8M36S</meta:editing-duration>
    <meta:editing-cycles>1</meta:editing-cycles>
    <meta:document-statistic meta:table-count="0" meta:image-count="0" meta:object-count="0" meta:page-count="1" meta:paragraph-count="2" meta:word-count="7" meta:character-count="62" meta:non-whitespace-character-count="53"/>
  </office:meta>
</office:document-meta>
</file>